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ff66" draw:fill-color="#ffffff" draw:textarea-horizontal-align="justify" draw:textarea-vertical-align="middle" draw:auto-grow-height="false" fo:min-height="1.306cm" fo:min-width="2.966cm"/>
    </style:style>
    <style:style style:name="gr2" style:family="graphic" style:parent-style-name="standard">
      <style:graphic-properties svg:stroke-color="#00ff66" draw:fill-color="#ffffff" draw:textarea-horizontal-align="justify" draw:textarea-vertical-align="middle" draw:auto-grow-height="false" fo:min-height="1.136cm" fo:min-width="3.782cm"/>
    </style:style>
    <style:style style:name="gr3" style:family="graphic" style:parent-style-name="standard">
      <style:graphic-properties svg:stroke-color="#00ff66" draw:fill-color="#ffffff" draw:textarea-horizontal-align="justify" draw:textarea-vertical-align="middle" draw:auto-grow-height="false" fo:min-height="2.35cm" fo:min-width="5.5cm"/>
    </style:style>
    <style:style style:name="gr4" style:family="graphic" style:parent-style-name="standard">
      <style:graphic-properties svg:stroke-color="#00ff66" draw:fill-color="#ffffff" draw:textarea-horizontal-align="justify" draw:textarea-vertical-align="middle" draw:auto-grow-height="false" fo:min-height="1.75cm" fo:min-width="2.1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ff66" draw:fill-color="#ffffff" draw:textarea-horizontal-align="justify" draw:textarea-vertical-align="middle" draw:auto-grow-height="false" fo:min-height="1.514cm" fo:min-width="3.65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ff66" draw:fill-color="#ffffff" draw:textarea-horizontal-align="justify" draw:textarea-vertical-align="middle" draw:auto-grow-height="false" fo:min-height="2.85cm" fo:min-width="5.9cm"/>
    </style:style>
    <style:style style:name="gr9" style:family="graphic" style:parent-style-name="standard">
      <style:graphic-properties svg:stroke-color="#00ff66" draw:fill-color="#ffffff" draw:textarea-horizontal-align="left" draw:textarea-vertical-align="top" draw:auto-grow-height="false" fo:min-height="4.55cm" fo:min-width="7.5cm" fo:wrap-option="wrap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ff66" draw:fill-color="#ffffff" draw:textarea-horizontal-align="justify" draw:textarea-vertical-align="middle" draw:auto-grow-height="false" fo:min-height="2.154cm" fo:min-width="4.23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/>
    </style:style>
    <style:style style:name="P3" style:family="paragraph">
      <style:paragraph-properties fo:text-align="center" style:text-autospace="none"/>
      <style:text-properties fo:font-family="TimesNewRomanPSMT" fo:font-size="15pt" style:font-family-asian="TimesNewRomanPSMT" style:font-size-asian="12pt" style:font-family-complex="TimesNewRomanPSMT" style:font-size-complex="12pt"/>
    </style:style>
    <style:style style:name="T1" style:family="text">
      <style:text-properties fo:font-family="TimesNewRomanPSMT" fo:font-size="15pt" style:font-family-asian="TimesNewRomanPSMT" style:font-size-asian="12pt" style:font-family-complex="TimesNewRomanPSM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4.5cm" svg:height="1.7cm" svg:x="4.1cm" svg:y="2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6.8cm" svg:height="2.2cm" svg:x="4.9cm" svg:y="9.1cm">
          <text:p text:style-name="P1">Pobier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2" draw:id="id2" draw:layer="layout" svg:width="5.2cm" svg:height="2cm" svg:x="3.9cm" svg:y="5.5cm">
          <text:p text:style-name="P1">I = 0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5.3cm" svg:height="4cm" svg:x="4.8cm" svg:y="13.2cm">
          <text:p text:style-name="P1">I &lt; liczb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1cm" svg:height="0.001cm" svg:x="14.9cm" svg:y="14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6" draw:id="id6" draw:layer="layout" svg:width="6.6cm" svg:height="2.8cm" svg:x="13.5cm" svg:y="13.4cm">
          <text:p text:style-name="P1">Wypisz i razy 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draw:type="line" svg:x1="6.35cm" svg:y1="3.9cm" svg:x2="6.5cm" svg:y2="5.5cm" draw:start-shape="id1" draw:start-glue-point="8" draw:end-shape="id2" svg:d="M6350 3900l150 1600">
          <text:p/>
        </draw:connector>
        <draw:connector draw:style-name="gr7" draw:text-style-name="P1" draw:layer="layout" draw:type="line" svg:x1="6.5cm" svg:y1="7.5cm" svg:x2="8.3cm" svg:y2="9.1cm" draw:start-shape="id2" draw:start-glue-point="2" draw:end-shape="id3" draw:end-glue-point="5" svg:d="M6500 7500l1800 1600">
          <text:p/>
        </draw:connector>
        <draw:connector draw:style-name="gr7" draw:text-style-name="P1" draw:layer="layout" draw:type="line" svg:x1="8.3cm" svg:y1="11.3cm" svg:x2="7.45cm" svg:y2="13.2cm" draw:start-shape="id3" draw:start-glue-point="8" draw:end-shape="id4" draw:end-glue-point="4" svg:d="M8300 11300l-850 1900">
          <text:p/>
        </draw:connector>
        <draw:custom-shape draw:style-name="gr8" draw:text-style-name="P1" xml:id="id5" draw:id="id5" draw:layer="layout" svg:width="6.4cm" svg:height="3.1cm" svg:x="9.1cm" svg:y="20.5cm">
          <text:p text:style-name="P1"><text:s/>i = i + 1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cm" svg:height="4.8cm" svg:x="11.7cm" svg:y="2.7cm">
          <text:p text:style-name="P2"><text:span text:style-name="T1">Program wyświetla kwadraty kolejnych liczb naturalnych, począwszy od zera a skończywszy na kwadracie liczby podanej przez użytkownika.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7.45cm" svg:y1="17.2cm" svg:x2="12.3cm" svg:y2="20.5cm" draw:start-shape="id4" draw:start-glue-point="6" draw:end-shape="id5" draw:end-glue-point="0" svg:d="M7450 17200v1650h4850v1650">
          <text:p text:style-name="P1">TAK</text:p>
        </draw:connector>
        <draw:connector draw:style-name="gr7" draw:text-style-name="P1" draw:layer="layout" svg:x1="15.5cm" svg:y1="22.05cm" svg:x2="15.975cm" svg:y2="16.2cm" draw:start-shape="id5" draw:start-glue-point="1" draw:end-shape="id6" draw:end-glue-point="7" svg:d="M15500 22050h501v-3699h-26v-2151">
          <text:p/>
        </draw:connector>
        <draw:connector draw:style-name="gr7" draw:text-style-name="P1" draw:layer="layout" svg:x1="14.325cm" svg:y1="14.8cm" svg:x2="10.1cm" svg:y2="15.2cm" draw:start-shape="id6" draw:start-glue-point="9" draw:end-shape="id4" draw:end-glue-point="7" svg:d="M14325 14800h-2524v400h-1701">
          <text:p/>
        </draw:connector>
        <draw:connector draw:style-name="gr10" draw:text-style-name="P1" draw:layer="layout" svg:x1="4.8cm" svg:y1="15.2cm" svg:x2="6.05cm" svg:y2="24.6cm" draw:start-shape="id4" draw:start-glue-point="5" draw:end-shape="id7" draw:end-glue-point="4" svg:d="M4800 15200h-501v5700h1751v3700">
          <text:p text:style-name="P1">NIE</text:p>
        </draw:connector>
        <draw:custom-shape draw:style-name="gr11" draw:text-style-name="P1" xml:id="id7" draw:id="id7" draw:layer="layout" svg:width="6.7cm" svg:height="3.4cm" svg:x="2.7cm" svg:y="24.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27T17:41:32.904000000</meta:creation-date>
    <dc:date>2018-09-27T20:58:08</dc:date>
    <meta:editing-duration>PT6M17S</meta:editing-duration>
    <meta:editing-cycles>5</meta:editing-cycles>
    <meta:generator>OpenOffice/4.1.4$Win32 OpenOffice.org_project/414m4$Build-9787</meta:generator>
    <dc:creator>Kacper Szklennik</dc:creator>
    <meta:document-statistic meta:object-count="16"/>
  </office:meta>
</office:document-meta>
</file>